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arianne" svg:font-family="Marianne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6.6931in" table:align="margins" style:writing-mode="lr-tb"/>
    </style:style>
    <style:style style:name="Tableau2.A" style:family="table-column">
      <style:table-column-properties style:column-width="6.6931in" style:rel-column-width="65535*"/>
    </style:style>
    <style:style style:name="Tableau2.A1" style:family="table-cell">
      <style:table-cell-properties fo:padding="0.0382in" fo:border="0.5pt solid #000000"/>
    </style:style>
    <style:style style:name="Tableau3" style:family="table">
      <style:table-properties style:width="6.6931in" table:align="margins" style:writing-mode="lr-tb"/>
    </style:style>
    <style:style style:name="Tableau3.A" style:family="table-column">
      <style:table-column-properties style:column-width="6.6931in" style:rel-column-width="65535*"/>
    </style:style>
    <style:style style:name="Tableau3.A1" style:family="table-cell">
      <style:table-cell-properties fo:padding="0.0382in" fo:border="0.5pt solid #000000"/>
    </style:style>
    <style:style style:name="Tableau4" style:family="table">
      <style:table-properties style:width="6.6931in" table:align="margins" style:writing-mode="lr-tb"/>
    </style:style>
    <style:style style:name="Tableau4.A" style:family="table-column">
      <style:table-column-properties style:column-width="6.6931in" style:rel-column-width="65535*"/>
    </style:style>
    <style:style style:name="Tableau4.A1" style:family="table-cell">
      <style:table-cell-properties fo:padding="0.0382in" fo:border="0.5pt solid #000000"/>
    </style:style>
    <style:style style:name="Tableau1" style:family="table">
      <style:table-properties style:width="3.5104in" fo:margin-left="3.2542in" table:align="left" style:writing-mode="lr-tb"/>
    </style:style>
    <style:style style:name="Tableau1.A" style:family="table-column">
      <style:table-column-properties style:column-width="3.5104in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P1" style:family="paragraph" style:parent-style-name="Standard">
      <style:paragraph-properties fo:text-align="end" style:justify-single-word="false" style:writing-mode="lr-tb"/>
      <style:text-properties style:font-name="Marianne" fo:font-weight="bold" officeooo:paragraph-rsid="00b80b54" style:font-weight-asian="bold" style:font-weight-complex="bold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Marianne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Marianne" fo:font-weight="bold" officeooo:rsid="00b80b54" officeooo:paragraph-rsid="00b80b54" style:font-weight-asian="bold" style:font-weight-complex="bold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Marianne" officeooo:rsid="00b80b54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Marianne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Marianne" style:text-underline-style="solid" style:text-underline-width="auto" style:text-underline-color="font-color" fo:font-weight="bold" officeooo:rsid="00bdd8a7" officeooo:paragraph-rsid="00bdd8a7" style:font-weight-asian="bold" style:font-weight-complex="bold"/>
    </style:style>
    <style:style style:name="P7" style:family="paragraph" style:parent-style-name="Standard">
      <style:paragraph-properties style:writing-mode="lr-tb"/>
      <style:text-properties style:font-name="Marianne"/>
    </style:style>
    <style:style style:name="P8" style:family="paragraph" style:parent-style-name="Standard">
      <style:text-properties style:font-name="Marianne" officeooo:paragraph-rsid="00ad6e02"/>
    </style:style>
    <style:style style:name="P9" style:family="paragraph" style:parent-style-name="Standard">
      <style:paragraph-properties style:writing-mode="lr-tb"/>
      <style:text-properties style:font-name="Marianne" fo:language="fr" fo:country="FR" officeooo:paragraph-rsid="00ad6e02" style:language-asian="zh" style:country-asian="CN" style:language-complex="hi" style:country-complex="IN"/>
    </style:style>
    <style:style style:name="P10" style:family="paragraph" style:parent-style-name="Standard">
      <style:paragraph-properties style:writing-mode="lr-tb"/>
      <style:text-properties style:font-name="Marianne" officeooo:paragraph-rsid="00b495a5"/>
    </style:style>
    <style:style style:name="P11" style:family="paragraph" style:parent-style-name="Standard">
      <style:text-properties style:font-name="Marianne" officeooo:paragraph-rsid="00b3de37"/>
    </style:style>
    <style:style style:name="P12" style:family="paragraph" style:parent-style-name="Standard">
      <style:paragraph-properties style:writing-mode="lr-tb"/>
      <style:text-properties style:font-name="Marianne" fo:language="fr" fo:country="FR" officeooo:paragraph-rsid="00b3de37" style:language-asian="zh" style:country-asian="CN" style:language-complex="hi" style:country-complex="IN"/>
    </style:style>
    <style:style style:name="P13" style:family="paragraph" style:parent-style-name="Standard">
      <style:paragraph-properties style:writing-mode="lr-tb"/>
      <style:text-properties style:font-name="Marianne" fo:language="fr" fo:country="FR" officeooo:rsid="00ad49a8" officeooo:paragraph-rsid="00ad6e02" style:language-asian="zh" style:country-asian="CN" style:language-complex="hi" style:country-complex="IN"/>
    </style:style>
    <style:style style:name="P14" style:family="paragraph" style:parent-style-name="Standard">
      <style:text-properties style:font-name="Marianne" officeooo:paragraph-rsid="00d00fff"/>
    </style:style>
    <style:style style:name="P15" style:family="paragraph" style:parent-style-name="Standard">
      <style:paragraph-properties style:writing-mode="lr-tb"/>
      <style:text-properties style:font-name="Marianne" officeooo:paragraph-rsid="0081a19d"/>
    </style:style>
    <style:style style:name="P16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Marianne" fo:font-weight="bold" officeooo:rsid="00bfc26e" officeooo:paragraph-rsid="00bfc26e" style:font-weight-asian="bold" style:font-weight-complex="bold"/>
    </style:style>
    <style:style style:name="P17" style:family="paragraph" style:parent-style-name="Heading_20_2">
      <style:text-properties style:font-name="Marianne" fo:language="fr" fo:country="FR" style:language-asian="zh" style:country-asian="CN" style:language-complex="hi" style:country-complex="IN"/>
    </style:style>
    <style:style style:name="P18" style:family="paragraph" style:parent-style-name="Standard">
      <style:paragraph-properties style:writing-mode="lr-tb"/>
      <style:text-properties style:font-name="Marianne" officeooo:paragraph-rsid="00bfc26e"/>
    </style:style>
    <style:style style:name="P19" style:family="paragraph" style:parent-style-name="Standard">
      <style:paragraph-properties style:writing-mode="lr-tb"/>
      <style:text-properties style:font-name="Marianne" officeooo:rsid="00bfc26e" officeooo:paragraph-rsid="00bfc26e"/>
    </style:style>
    <style:style style:name="P20" style:family="paragraph" style:parent-style-name="Standard">
      <style:paragraph-properties style:writing-mode="lr-tb"/>
      <style:text-properties style:font-name="Marianne" fo:language="fr" fo:country="FR" officeooo:rsid="007b004c" officeooo:paragraph-rsid="007b004c" style:language-asian="zh" style:country-asian="CN" style:language-complex="hi" style:country-complex="IN"/>
    </style:style>
    <style:style style:name="P21" style:family="paragraph" style:parent-style-name="Standard">
      <style:paragraph-properties style:writing-mode="lr-tb"/>
      <style:text-properties style:font-name="Marianne" officeooo:paragraph-rsid="007b004c"/>
    </style:style>
    <style:style style:name="P22" style:family="paragraph" style:parent-style-name="Standard" style:list-style-name="L1">
      <style:paragraph-properties style:writing-mode="lr-tb"/>
      <style:text-properties style:font-name="Marianne" fo:language="fr" fo:country="FR" officeooo:paragraph-rsid="007b004c" style:language-asian="zh" style:country-asian="CN" style:language-complex="hi" style:country-complex="IN"/>
    </style:style>
    <style:style style:name="P23" style:family="paragraph" style:parent-style-name="Standard">
      <style:paragraph-properties style:writing-mode="lr-tb"/>
      <style:text-properties style:font-name="Marianne" fo:language="fr" fo:country="FR" officeooo:rsid="007da83a" officeooo:paragraph-rsid="007da83a" style:language-asian="zh" style:country-asian="CN" style:language-complex="hi" style:country-complex="IN"/>
    </style:style>
    <style:style style:name="P24" style:family="paragraph" style:parent-style-name="Standard">
      <style:paragraph-properties style:writing-mode="lr-tb"/>
      <style:text-properties style:font-name="Marianne" fo:language="fr" fo:country="FR" officeooo:rsid="007b004c" officeooo:paragraph-rsid="00b9a980" style:language-asian="zh" style:country-asian="CN" style:language-complex="hi" style:country-complex="IN"/>
    </style:style>
    <style:style style:name="P25" style:family="paragraph" style:parent-style-name="Standard">
      <style:paragraph-properties style:writing-mode="lr-tb"/>
      <style:text-properties style:font-name="Marianne" fo:language="fr" fo:country="FR" officeooo:paragraph-rsid="007b004c" style:language-asian="zh" style:country-asian="CN" style:language-complex="hi" style:country-complex="IN"/>
    </style:style>
    <style:style style:name="P26" style:family="paragraph" style:parent-style-name="Standard">
      <style:paragraph-properties style:writing-mode="lr-tb"/>
      <style:text-properties style:font-name="Marianne" officeooo:paragraph-rsid="00b9a980"/>
    </style:style>
    <style:style style:name="P27" style:family="paragraph" style:parent-style-name="Standard">
      <style:paragraph-properties style:writing-mode="lr-tb"/>
      <style:text-properties style:font-name="Marianne" officeooo:rsid="00b9a980" officeooo:paragraph-rsid="00b9a980"/>
    </style:style>
    <style:style style:name="P28" style:family="paragraph" style:parent-style-name="Standard">
      <style:paragraph-properties style:writing-mode="lr-tb"/>
      <style:text-properties style:font-name="Marianne" fo:language="fr" fo:country="FR" officeooo:paragraph-rsid="00c910a4" style:language-asian="zh" style:country-asian="CN" style:language-complex="hi" style:country-complex="IN"/>
    </style:style>
    <style:style style:name="P29" style:family="paragraph" style:parent-style-name="Standard">
      <style:paragraph-properties style:writing-mode="lr-tb"/>
      <style:text-properties style:font-name="Marianne" officeooo:paragraph-rsid="00c910a4"/>
    </style:style>
    <style:style style:name="P30" style:family="paragraph" style:parent-style-name="Standard">
      <style:paragraph-properties style:writing-mode="lr-tb"/>
      <style:text-properties style:font-name="Marianne" fo:language="fr" fo:country="FR" officeooo:paragraph-rsid="00b9a980" style:language-asian="zh" style:country-asian="CN" style:language-complex="hi" style:country-complex="IN"/>
    </style:style>
    <style:style style:name="P31" style:family="paragraph" style:parent-style-name="Standard">
      <style:paragraph-properties style:writing-mode="lr-tb"/>
      <style:text-properties style:font-name="Marianne" fo:language="fr" fo:country="FR" style:language-asian="zh" style:country-asian="CN" style:language-complex="hi" style:country-complex="IN"/>
    </style:style>
    <style:style style:name="P32" style:family="paragraph" style:parent-style-name="Standard">
      <style:paragraph-properties style:writing-mode="lr-tb"/>
      <style:text-properties style:font-name="Marianne" officeooo:paragraph-rsid="00b562db"/>
    </style:style>
    <style:style style:name="P33" style:family="paragraph" style:parent-style-name="Standard">
      <style:paragraph-properties style:writing-mode="lr-tb"/>
      <style:text-properties style:font-name="Marianne" officeooo:rsid="00b562db" officeooo:paragraph-rsid="00b562db"/>
    </style:style>
    <style:style style:name="P34" style:family="paragraph" style:parent-style-name="Standard">
      <style:paragraph-properties style:writing-mode="lr-tb"/>
      <style:text-properties style:font-name="Marianne" fo:language="fr" fo:country="FR" officeooo:rsid="0081a19d" officeooo:paragraph-rsid="0081a19d" style:language-asian="zh" style:country-asian="CN" style:language-complex="hi" style:country-complex="IN"/>
    </style:style>
    <style:style style:name="P35" style:family="paragraph" style:parent-style-name="Standard">
      <style:paragraph-properties style:writing-mode="lr-tb"/>
      <style:text-properties style:font-name="Marianne" fo:language="fr" fo:country="FR" officeooo:rsid="00b9a980" officeooo:paragraph-rsid="00b9a980" style:language-asian="zh" style:country-asian="CN" style:language-complex="hi" style:country-complex="IN"/>
    </style:style>
    <style:style style:name="P36" style:family="paragraph" style:parent-style-name="Standard">
      <style:paragraph-properties style:writing-mode="lr-tb"/>
      <style:text-properties style:font-name="Marianne" fo:language="fr" fo:country="FR" officeooo:paragraph-rsid="0081a19d" style:language-asian="zh" style:country-asian="CN" style:language-complex="hi" style:country-complex="IN"/>
    </style:style>
    <style:style style:name="P37" style:family="paragraph" style:parent-style-name="Standard">
      <style:paragraph-properties style:writing-mode="lr-tb"/>
      <style:text-properties style:font-name="Marianne" fo:language="fr" fo:country="FR" officeooo:paragraph-rsid="0076b34e" style:language-asian="zh" style:country-asian="CN" style:language-complex="hi" style:country-complex="IN"/>
    </style:style>
    <style:style style:name="P38" style:family="paragraph" style:parent-style-name="Standard">
      <style:paragraph-properties style:writing-mode="lr-tb"/>
      <style:text-properties style:font-name="Marianne" fo:language="fr" fo:country="FR" officeooo:paragraph-rsid="00acca96" style:language-asian="zh" style:country-asian="CN" style:language-complex="hi" style:country-complex="IN"/>
    </style:style>
    <style:style style:name="P39" style:family="paragraph" style:parent-style-name="Standard">
      <style:paragraph-properties style:writing-mode="lr-tb"/>
      <style:text-properties style:font-name="Marianne" fo:language="fr" fo:country="FR" officeooo:rsid="0081a19d" officeooo:paragraph-rsid="00acca96" style:language-asian="zh" style:country-asian="CN" style:language-complex="hi" style:country-complex="IN"/>
    </style:style>
    <style:style style:name="P40" style:family="paragraph" style:parent-style-name="Standard">
      <style:paragraph-properties style:writing-mode="lr-tb"/>
      <style:text-properties style:font-name="Marianne" fo:language="fr" fo:country="FR" officeooo:rsid="00b9a980" officeooo:paragraph-rsid="00bb7d2c" style:language-asian="zh" style:country-asian="CN" style:language-complex="hi" style:country-complex="IN"/>
    </style:style>
    <style:style style:name="P41" style:family="paragraph" style:parent-style-name="Heading_20_2">
      <style:text-properties style:font-name="Marianne"/>
    </style:style>
    <style:style style:name="P42" style:family="paragraph" style:parent-style-name="Heading_20_2">
      <style:text-properties style:font-name="Marianne" fo:language="fr" fo:country="FR" officeooo:paragraph-rsid="00bfc26e" style:language-asian="zh" style:country-asian="CN" style:language-complex="hi" style:country-complex="IN"/>
    </style:style>
    <style:style style:name="P43" style:family="paragraph" style:parent-style-name="Standard">
      <style:paragraph-properties style:writing-mode="lr-tb"/>
      <style:text-properties style:font-name="Marianne" fo:language="fr" fo:country="FR" officeooo:paragraph-rsid="00ad49a8" style:language-asian="zh" style:country-asian="CN" style:language-complex="hi" style:country-complex="IN"/>
    </style:style>
    <style:style style:name="P44" style:family="paragraph" style:parent-style-name="Standard">
      <style:paragraph-properties style:writing-mode="lr-tb"/>
      <style:text-properties style:font-name="Marianne" fo:language="fr" fo:country="FR" officeooo:paragraph-rsid="0081023c" style:language-asian="zh" style:country-asian="CN" style:language-complex="hi" style:country-complex="IN"/>
    </style:style>
    <style:style style:name="P45" style:family="paragraph" style:parent-style-name="Standard">
      <style:paragraph-properties style:writing-mode="lr-tb"/>
      <style:text-properties style:font-name="Marianne" fo:font-weight="bold" officeooo:paragraph-rsid="0081023c" style:font-weight-asian="bold" style:font-weight-complex="bold"/>
    </style:style>
    <style:style style:name="P46" style:family="paragraph" style:parent-style-name="Standard">
      <style:paragraph-properties style:writing-mode="lr-tb"/>
      <style:text-properties style:font-name="Marianne" fo:language="fr" fo:country="FR" officeooo:paragraph-rsid="00bb7d2c" style:language-asian="zh" style:country-asian="CN" style:language-complex="hi" style:country-complex="IN"/>
    </style:style>
    <style:style style:name="P47" style:family="paragraph" style:parent-style-name="Standard">
      <style:paragraph-properties style:writing-mode="lr-tb"/>
      <style:text-properties style:font-name="Marianne" fo:language="fr" fo:country="FR" officeooo:rsid="0081023c" officeooo:paragraph-rsid="00bb7d2c" fo:background-color="#ffff00" style:language-asian="zh" style:country-asian="CN" style:language-complex="hi" style:country-complex="IN"/>
    </style:style>
    <style:style style:name="P48" style:family="paragraph" style:parent-style-name="Standard">
      <style:paragraph-properties style:writing-mode="lr-tb"/>
      <style:text-properties style:font-name="Marianne" fo:language="fr" fo:country="FR" officeooo:paragraph-rsid="0085731c" style:language-asian="zh" style:country-asian="CN" style:language-complex="hi" style:country-complex="IN"/>
    </style:style>
    <style:style style:name="P49" style:family="paragraph" style:parent-style-name="Standard">
      <style:paragraph-properties style:writing-mode="lr-tb"/>
      <style:text-properties style:font-name="Marianne" fo:language="fr" fo:country="FR" officeooo:paragraph-rsid="008dd188" style:language-asian="zh" style:country-asian="CN" style:language-complex="hi" style:country-complex="IN"/>
    </style:style>
    <style:style style:name="P50" style:family="paragraph" style:parent-style-name="Standard">
      <style:paragraph-properties style:writing-mode="lr-tb"/>
      <style:text-properties style:font-name="Marianne" fo:language="fr" fo:country="FR" officeooo:rsid="0085731c" officeooo:paragraph-rsid="0085731c" style:language-asian="zh" style:country-asian="CN" style:language-complex="hi" style:country-complex="IN"/>
    </style:style>
    <style:style style:name="P51" style:family="paragraph" style:parent-style-name="Standard" style:list-style-name="L2">
      <style:text-properties style:font-name="Marianne"/>
    </style:style>
    <style:style style:name="P52" style:family="paragraph" style:parent-style-name="Standard" style:list-style-name="L2">
      <style:text-properties style:font-name="Marianne" officeooo:paragraph-rsid="008383c7"/>
    </style:style>
    <style:style style:name="P53" style:family="paragraph" style:parent-style-name="Standard">
      <style:text-properties style:font-name="Marianne" officeooo:rsid="008383c7" officeooo:paragraph-rsid="008383c7"/>
    </style:style>
    <style:style style:name="P54" style:family="paragraph" style:parent-style-name="Standard">
      <style:paragraph-properties style:writing-mode="lr-tb"/>
      <style:text-properties style:font-name="Marianne" officeooo:paragraph-rsid="00881612"/>
    </style:style>
    <style:style style:name="P55" style:family="paragraph" style:parent-style-name="Standard">
      <style:paragraph-properties style:writing-mode="lr-tb"/>
      <style:text-properties style:font-name="Marianne" fo:language="fr" fo:country="FR" officeooo:rsid="0081023c" officeooo:paragraph-rsid="00881612" fo:background-color="#ffff00" style:language-asian="zh" style:country-asian="CN" style:language-complex="hi" style:country-complex="IN"/>
    </style:style>
    <style:style style:name="P56" style:family="paragraph" style:parent-style-name="Standard">
      <style:text-properties style:font-name="Marianne" fo:font-weight="bold" officeooo:rsid="008383c7" officeooo:paragraph-rsid="008383c7" style:font-weight-asian="bold" style:font-weight-complex="bold"/>
    </style:style>
    <style:style style:name="P57" style:family="paragraph" style:parent-style-name="Standard" style:list-style-name="L3">
      <style:text-properties style:font-name="Marianne" officeooo:paragraph-rsid="008383c7"/>
    </style:style>
    <style:style style:name="P58" style:family="paragraph" style:parent-style-name="Standard">
      <style:text-properties style:font-name="Marianne" officeooo:rsid="00be06f0" officeooo:paragraph-rsid="00be06f0" fo:background-color="#ffff00"/>
    </style:style>
    <style:style style:name="P59" style:family="paragraph" style:parent-style-name="Standard">
      <style:text-properties style:font-name="Marianne" officeooo:paragraph-rsid="008383c7"/>
    </style:style>
    <style:style style:name="P60" style:family="paragraph" style:parent-style-name="Standard">
      <style:text-properties style:font-name="Marianne" fo:font-weight="bold" officeooo:paragraph-rsid="008383c7" style:font-weight-asian="bold" style:font-weight-complex="bold"/>
    </style:style>
    <style:style style:name="P61" style:family="paragraph" style:parent-style-name="Standard">
      <style:paragraph-properties style:writing-mode="lr-tb"/>
      <style:text-properties style:font-name="Marianne" fo:language="fr" fo:country="FR" officeooo:paragraph-rsid="007edf04" style:language-asian="zh" style:country-asian="CN" style:language-complex="hi" style:country-complex="IN"/>
    </style:style>
    <style:style style:name="P62" style:family="paragraph" style:parent-style-name="Standard">
      <style:paragraph-properties style:writing-mode="lr-tb"/>
      <style:text-properties style:font-name="Marianne" officeooo:paragraph-rsid="0070377e"/>
    </style:style>
    <style:style style:name="P63" style:family="paragraph" style:parent-style-name="Standard">
      <style:paragraph-properties style:writing-mode="lr-tb"/>
      <style:text-properties style:font-name="Marianne" officeooo:rsid="00bdd8a7" officeooo:paragraph-rsid="00bdd8a7"/>
    </style:style>
    <style:style style:name="P64" style:family="paragraph" style:parent-style-name="Standard">
      <style:paragraph-properties fo:margin-left="0.4925in" fo:margin-right="0in" fo:text-indent="0in" style:auto-text-indent="false" style:writing-mode="lr-tb"/>
      <style:text-properties style:font-name="Marianne" officeooo:paragraph-rsid="00b31e62"/>
    </style:style>
    <style:style style:name="P65" style:family="paragraph" style:parent-style-name="Standard">
      <style:paragraph-properties fo:margin-left="0.4925in" fo:margin-right="0in" fo:text-indent="0in" style:auto-text-indent="false" style:writing-mode="lr-tb"/>
      <style:text-properties style:font-name="Marianne"/>
    </style:style>
    <style:style style:name="P66" style:family="paragraph" style:parent-style-name="Standard">
      <style:paragraph-properties fo:margin-left="0.4925in" fo:margin-right="0in" fo:text-indent="0in" style:auto-text-indent="false" style:writing-mode="lr-tb"/>
      <style:text-properties style:font-name="Marianne" officeooo:paragraph-rsid="00bfc26e"/>
    </style:style>
    <style:style style:name="P67" style:family="paragraph" style:parent-style-name="Text_20_body">
      <style:paragraph-properties fo:text-align="start" style:justify-single-word="false" style:snap-to-layout-grid="false"/>
      <style:text-properties style:font-name="Marianne" fo:font-size="12pt" fo:font-weight="normal" officeooo:paragraph-rsid="00bfc26e" style:font-size-asian="12pt" style:font-weight-asian="normal" style:font-name-complex="Times New Roman" style:font-weight-complex="normal"/>
    </style:style>
    <style:style style:name="P68" style:family="paragraph" style:parent-style-name="Text_20_body">
      <style:paragraph-properties fo:text-align="start" style:justify-single-word="false"/>
      <style:text-properties style:font-name="Marianne" fo:font-size="12pt" fo:font-weight="normal" officeooo:paragraph-rsid="00bfc26e" style:font-size-asian="12pt" style:font-weight-asian="normal" style:font-name-complex="Times New Roman" style:font-weight-complex="normal"/>
    </style:style>
    <style:style style:name="P69" style:family="paragraph" style:parent-style-name="Text_20_body">
      <style:paragraph-properties fo:text-align="start" style:justify-single-word="false"/>
      <style:text-properties style:font-name="Marianne" fo:font-size="12pt" fo:font-weight="normal" officeooo:rsid="00bdd8a7" officeooo:paragraph-rsid="00bfc26e" style:font-size-asian="12pt" style:font-weight-asian="normal" style:font-name-complex="Times New Roman" style:font-weight-complex="normal"/>
    </style:style>
    <style:style style:name="P70" style:family="paragraph" style:parent-style-name="Standard">
      <style:text-properties officeooo:paragraph-rsid="00bfc26e"/>
    </style:style>
    <style:style style:name="T1" style:family="text">
      <style:text-properties officeooo:rsid="00b80b54"/>
    </style:style>
    <style:style style:name="T2" style:family="text">
      <style:text-properties officeooo:rsid="00a64864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cb335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fr" fo:country="FR" style:language-asian="zh" style:country-asian="CN" style:language-complex="hi" style:country-complex="IN"/>
    </style:style>
    <style:style style:name="T7" style:family="text">
      <style:text-properties officeooo:rsid="00ad49a8"/>
    </style:style>
    <style:style style:name="T8" style:family="text">
      <style:text-properties officeooo:rsid="00b01d18"/>
    </style:style>
    <style:style style:name="T9" style:family="text">
      <style:text-properties officeooo:rsid="007b004c" fo:background-color="#ffff00" loext:char-shading-value="0"/>
    </style:style>
    <style:style style:name="T10" style:family="text">
      <style:text-properties officeooo:rsid="00b2132b" fo:background-color="#ffff00" loext:char-shading-value="0"/>
    </style:style>
    <style:style style:name="T11" style:family="text">
      <style:text-properties officeooo:rsid="00bfc26e"/>
    </style:style>
    <style:style style:name="T12" style:family="text">
      <style:text-properties officeooo:rsid="00b9a980" fo:background-color="#ffff00" loext:char-shading-value="0"/>
    </style:style>
    <style:style style:name="T13" style:family="text">
      <style:text-properties officeooo:rsid="00b9a980"/>
    </style:style>
    <style:style style:name="T14" style:family="text">
      <style:text-properties fo:font-weight="normal" officeooo:rsid="00b9a980" style:font-weight-asian="normal" style:font-weight-complex="normal"/>
    </style:style>
    <style:style style:name="T15" style:family="text">
      <style:text-properties fo:language="fr" fo:country="FR" officeooo:rsid="00bfc26e" style:language-asian="zh" style:country-asian="CN" style:language-complex="hi" style:country-complex="IN"/>
    </style:style>
    <style:style style:name="T16" style:family="text">
      <style:text-properties fo:language="fr" fo:country="FR" officeooo:rsid="007b004c" style:language-asian="zh" style:country-asian="CN" style:language-complex="hi" style:country-complex="IN"/>
    </style:style>
    <style:style style:name="T17" style:family="text">
      <style:text-properties fo:language="fr" fo:country="FR" officeooo:rsid="00a44ee7" style:language-asian="zh" style:country-asian="CN" style:language-complex="hi" style:country-complex="IN"/>
    </style:style>
    <style:style style:name="T18" style:family="text">
      <style:text-properties style:use-window-font-color="true" loext:opacity="0%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T19" style:family="text">
      <style:text-properties officeooo:rsid="00a116ed"/>
    </style:style>
    <style:style style:name="T20" style:family="text">
      <style:text-properties style:use-window-font-color="true" loext:opacity="0%" fo:font-size="12pt" fo:language="fr" fo:country="FR" officeooo:rsid="00b9a980" style:letter-kerning="true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T21" style:family="text">
      <style:text-properties officeooo:rsid="00b70afa"/>
    </style:style>
    <style:style style:name="T22" style:family="text">
      <style:text-properties style:use-window-font-color="true" loext:opacity="0%" fo:font-size="12pt" fo:language="fr" fo:country="FR" officeooo:rsid="00b70afa" style:letter-kerning="true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T23" style:family="text">
      <style:text-properties officeooo:rsid="008fc6b0"/>
    </style:style>
    <style:style style:name="T24" style:family="text">
      <style:text-properties officeooo:rsid="007b004c"/>
    </style:style>
    <style:style style:name="T25" style:family="text">
      <style:text-properties officeooo:rsid="007fd3fb"/>
    </style:style>
    <style:style style:name="T26" style:family="text">
      <style:text-properties fo:language="fr" fo:country="FR" officeooo:rsid="0081a19d" style:language-asian="zh" style:country-asian="CN" style:language-complex="hi" style:country-complex="IN"/>
    </style:style>
    <style:style style:name="T27" style:family="text">
      <style:text-properties fo:language="fr" fo:country="FR" officeooo:rsid="00b7329a" style:language-asian="zh" style:country-asian="CN" style:language-complex="hi" style:country-complex="IN"/>
    </style:style>
    <style:style style:name="T28" style:family="text">
      <style:text-properties officeooo:rsid="00bb7d2c" fo:background-color="#ffff00" loext:char-shading-value="0"/>
    </style:style>
    <style:style style:name="T29" style:family="text">
      <style:text-properties style:use-window-font-color="true" loext:opacity="0%" fo:font-size="12pt" officeooo:rsid="00bb7d2c" style:letter-kerning="true" fo:background-color="#ffff00" loext:char-shading-value="0" style:font-name-asian="SimSun" style:font-size-asian="12pt" style:font-name-complex="Mangal" style:font-size-complex="12pt"/>
    </style:style>
    <style:style style:name="T30" style:family="text">
      <style:text-properties fo:language="fr" fo:country="FR" officeooo:rsid="00be06f0" style:language-asian="zh" style:country-asian="CN" style:language-complex="hi" style:country-complex="IN"/>
    </style:style>
    <style:style style:name="T31" style:family="text">
      <style:text-properties officeooo:rsid="008383c7"/>
    </style:style>
    <style:style style:name="T32" style:family="text">
      <style:text-properties fo:language="fr" fo:country="FR" officeooo:rsid="00881612" style:language-asian="zh" style:country-asian="CN" style:language-complex="hi" style:country-complex="IN"/>
    </style:style>
    <style:style style:name="T33" style:family="text">
      <style:text-properties fo:language="fr" fo:country="FR" officeooo:rsid="0081023c" fo:background-color="#ffff00" loext:char-shading-value="0" style:language-asian="zh" style:country-asian="CN" style:language-complex="hi" style:country-complex="IN"/>
    </style:style>
    <style:style style:name="T34" style:family="text">
      <style:text-properties fo:language="fr" fo:country="FR" officeooo:rsid="00881612" fo:background-color="#ffff00" loext:char-shading-value="0" style:language-asian="zh" style:country-asian="CN" style:language-complex="hi" style:country-complex="IN"/>
    </style:style>
    <style:style style:name="T35" style:family="text">
      <style:text-properties officeooo:rsid="0086930f"/>
    </style:style>
    <style:style style:name="T36" style:family="text">
      <style:text-properties style:text-underline-style="none" officeooo:rsid="008383c7"/>
    </style:style>
    <style:style style:name="T37" style:family="text">
      <style:text-properties style:text-underline-style="none" officeooo:rsid="0085731c"/>
    </style:style>
    <style:style style:name="T38" style:family="text">
      <style:text-properties style:text-underline-style="none" officeooo:rsid="00be06f0"/>
    </style:style>
    <style:style style:name="T39" style:family="text">
      <style:text-properties officeooo:rsid="0083aee4"/>
    </style:style>
    <style:style style:name="T40" style:family="text">
      <style:text-properties fo:language="fr" fo:country="FR" officeooo:rsid="00742409" style:language-asian="zh" style:country-asian="CN" style:language-complex="hi" style:country-complex="IN"/>
    </style:style>
    <style:style style:name="T41" style:family="text">
      <style:text-properties style:font-name="Marianne" officeooo:rsid="00bdd8a7"/>
    </style:style>
    <style:style style:name="T42" style:family="text">
      <style:text-properties officeooo:rsid="00bdd8a7"/>
    </style:style>
    <style:style style:name="T43" style:family="text">
      <style:text-properties officeooo:rsid="00b31e62"/>
    </style:style>
    <style:style style:name="T44" style:family="text">
      <style:text-properties officeooo:rsid="00b31e62" fo:background-color="#ffff00" loext:char-shading-value="0"/>
    </style:style>
    <style:style style:name="T45" style:family="text">
      <style:text-properties fo:background-color="transparent" loext:char-shading-value="0"/>
    </style:style>
    <style:style style:name="T46" style:family="text">
      <style:text-properties fo:language="fr" fo:country="FR" officeooo:rsid="00bdd8a7" style:language-asian="zh" style:country-asian="CN" style:language-complex="hi" style:country-complex="IN"/>
    </style:style>
    <style:style style:name="T47" style:family="text">
      <style:text-properties officeooo:rsid="00bdd8a7" fo:background-color="#ffff00" loext:char-shading-value="0"/>
    </style:style>
    <style:style style:name="T48" style:family="text">
      <style:text-properties officeooo:rsid="00bfcb22" fo:background-color="#ffff00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ext-input text:description="">{{ today }}</text:text-input></text:p>
      <text:p text:style-name="P2">RAPPORT DE CONSTATATION<text:span text:style-name="T1">S</text:span></text:p>
      <text:p text:style-name="P3">(Police administrative)</text:p>
      <text:p text:style-name="P2"/>
      <text:p text:style-name="P2">Mairie <text:span text:style-name="T2">de</text:span> <text:text-input text:description="">{{ commune }}</text:text-input></text:p>
      <text:p text:style-name="P4"/>
      <text:p text:style-name="P5"/>
      <text:p text:style-name="P6">Rapport n° <text:span text:style-name="T3">XXXX </text:span><text:s/>/ <text:s/><text:span text:style-name="T4">[année]</text:span></text:p>
      <text:p text:style-name="P7"><text:span text:style-name="T5"/></text:p>
      <text:p text:style-name="P7"><text:span text:style-name="T5">Objet :</text:span> Rapport de constatation <text:span text:style-name="T1">en matière de gestion de déchets</text:span><text:span text:style-name="T6"> en date du</text:span> <text:text-input text:description="">{{ date_constat }}</text:text-input>.</text:p>
      <text:p text:style-name="P7"/>
      <text:p text:style-name="P8"><text:text-input text:description="">{% if auteur_identifie %}</text:text-input></text:p>
      <text:p text:style-name="P9"><text:text-input text:description="">{% if statut_auteur == "entreprise" %}</text:text-input></text:p>
      <text:p text:style-name="P9"><text:span text:style-name="T7">Ce signalement conce</text:span><text:span text:style-name="T8">r</text:span><text:span text:style-name="T7">ne</text:span><text:span text:style-name="T1"> :</text:span></text:p>
      <text:p text:style-name="P10"><text:span text:style-name="T9">Remplir ici le nom et l’identité de</text:span><text:span text:style-name="T10"> l’entreprise concernée</text:span><text:span text:style-name="T9">. </text:span></text:p>
      <text:p text:style-name="P11"><text:text-input text:description="">{% endif %}</text:text-input></text:p>
      <text:p text:style-name="P12"><text:text-input text:description="">{% if statut_auteur == "particulier" %}</text:text-input></text:p>
      <text:p text:style-name="P13">Ce signalement conce<text:span text:style-name="T8">r</text:span>ne :</text:p>
      <text:p text:style-name="P10"><text:span text:style-name="T9">Remplir ici le nom et l’identité de l</text:span><text:span text:style-name="T10">a personne concernée</text:span><text:span text:style-name="T9">.</text:span></text:p>
      <text:p text:style-name="P14"><text:text-input text:description="">{% endif %}</text:text-input></text:p>
      <text:p text:style-name="P14"><text:text-input text:description="">{% endif %}</text:text-input></text:p>
      <text:p text:style-name="P15"/>
      <text:p text:style-name="P1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6">CONSTATATIONS</text:p>
          </table:table-cell>
        </table:table-row>
      </table:table>
      <text:h text:style-name="P17" text:outline-level="2"/>
      <text:p text:style-name="P18"><text:span text:style-name="T11">Nous, soussigné(e) </text:span><text:span text:style-name="T12">Prénom NOM</text:span><text:span text:style-name="T13">,</text:span><text:span text:style-name="T11"> </text:span><text:span text:style-name="T11"><text:text-input text:description="">{{ auteur_signalement }}</text:text-input></text:span></text:p>
      <text:p text:style-name="P18"/>
      <text:p text:style-name="P19">Rapportons les constatations suivantes :</text:p>
      <text:p text:style-name="P19"/>
      <text:p text:style-name="P18">Le <text:text-input text:description="">{{ date_constat }}</text:text-input><text:s/>à <text:text-input text:description="">{{ heure_constat }}</text:text-input><text:s/>à <text:text-input text:description="">{{ localisation_depot }}</text:text-input><text:s/><text:span text:style-name="T13">(</text:span><text:span text:style-name="T14"><text:text-input text:description="">{{ commune }}</text:text-input></text:span><text:span text:style-name="T14">)</text:span>, un dép<text:span text:style-name="T6">ôt sauvage dont le volume est estimé à environ : </text:span><text:span text:style-name="T6"><text:text-input text:description="">{{volume_depot }}</text:text-input></text:span><text:span text:style-name="T6"><text:s/></text:span><text:span text:style-name="T15">est présent.</text:span></text:p>
      <text:p text:style-name="P20"><text:text-input text:description="">{% if types_depot %}</text:text-input></text:p>
      <text:p text:style-name="P21"><text:span text:style-name="T16">Le dépôt se </text:span><text:span text:style-name="T6">compose de</text:span><text:span text:style-name="T16">s éléments suivant</text:span><text:span text:style-name="T17">s</text:span><text:span text:style-name="T16"> :</text:span></text:p>
      <text:p text:style-name="P20"><text:text-input text:description="">{% for item in types_depot %}</text:text-input></text:p>
      <text:list text:style-name="L1">
        <text:list-item>
          <text:p text:style-name="P22"><text:text-input text:description="">{{ item }}</text:text-input></text:p>
        </text:list-item>
      </text:list>
      <text:p text:style-name="P23"><text:text-input text:description="">{% endfor %}</text:text-input></text:p>
      <text:p text:style-name="P24"><text:text-input text:description="">{% endif %}</text:text-input></text:p>
      <text:p text:style-name="P25"><text:soft-page-break/></text:p>
      <text:p text:style-name="P26"><text:span text:style-name="T13"><text:text-input text:description="">{% if nature_terrain == "forêt domaniale" %}</text:text-input></text:span></text:p>
      <text:p text:style-name="P27">Ce dép<text:span text:style-name="T18">ôt se trouve dans u</text:span>ne<text:span text:style-name="T19"> </text:span><text:span text:style-name="T19"><text:text-input text:description="">{{ nature_terrain }}</text:text-input></text:span></text:p>
      <text:p text:style-name="P28"><text:text-input text:description="">{% else %}</text:text-input></text:p>
      <text:p text:style-name="P29"><text:span text:style-name="T13">Ce dép</text:span><text:span text:style-name="T20">ôt se trouve sur </text:span><text:span text:style-name="T13">un</text:span><text:span text:style-name="T19"> </text:span><text:span text:style-name="T19"><text:text-input text:description="">{{ nature_terrain }}</text:text-input></text:span></text:p>
      <text:p text:style-name="P30"><text:text-input text:description="">{% endif %}</text:text-input></text:p>
      <text:p text:style-name="P30"/>
      <text:p text:style-name="P31"><text:text-input text:description="">{% if photo_dispo %}</text:text-input></text:p>
      <text:p text:style-name="P31">Une planche photographique est jointe en annexe du présent rapport.</text:p>
      <text:p text:style-name="P31"><text:text-input text:description="">{% endif %}</text:text-input></text:p>
      <text:p text:style-name="P31"/>
      <text:p text:style-name="P32"><text:text-input text:description="">{% if risque_ecoulement %}</text:text-input></text:p>
      <text:p text:style-name="P33">Les déchets entreposés <text:span text:style-name="T21">entra</text:span><text:span text:style-name="T22">î</text:span><text:span text:style-name="T21">nent</text:span> un risque d’écoulement.</text:p>
      <text:p text:style-name="P32"><text:text-input text:description="">{% endif %}</text:text-input></text:p>
      <text:p text:style-name="P31"/>
      <text:p text:style-name="P31"><text:text-input text:description="">{% if precisions_depot %}</text:text-input></text:p>
      <text:p text:style-name="P34">Les <text:span text:style-name="T13">observations</text:span> sui<text:span text:style-name="T23">v</text:span>antes ont été apportées :</text:p>
      <text:p text:style-name="P35"><text:span text:style-name="T3">(NB : </text:span><text:span text:style-name="T9">P</text:span><text:span text:style-name="T3">ensez à reformuler les observations pour qu’elles s’intègrent convenablement dans le rapport.)</text:span></text:p>
      <text:p text:style-name="P31"><text:text-input text:description="">{{ precisions_depot }}</text:text-input></text:p>
      <text:p text:style-name="P36"><text:text-input text:description="">{% endif %}</text:text-input></text:p>
      <text:p text:style-name="P31"/>
      <text:p text:style-name="P31"><text:text-input text:description="">{% if indices_disponibles %}</text:text-input></text:p>
      <text:p text:style-name="P25"><text:span text:style-name="T13">Les</text:span><text:span text:style-name="T24"> </text:span>éléments <text:span text:style-name="T13">suivants</text:span><text:span text:style-name="T24"> pourraient permettre </text:span><text:span text:style-name="T25">d’</text:span><text:span text:style-name="T24">identifier l’auteur </text:span><text:span text:style-name="T13">des faits</text:span><text:span text:style-name="T24"> :</text:span></text:p>
      <text:p text:style-name="P20"><text:text-input text:description="">{% for item in indices_disponibles %}</text:text-input></text:p>
      <text:list text:continue-numbering="true" text:style-name="L1">
        <text:list-item>
          <text:p text:style-name="P22"><text:text-input text:description="">{{ item }}</text:text-input></text:p>
        </text:list-item>
      </text:list>
      <text:p text:style-name="P25"><text:text-input text:description="">{% endfor %}</text:text-input></text:p>
      <text:p text:style-name="P30"><text:text-input text:description="">{% endif %}</text:text-input></text:p>
      <text:p text:style-name="P30"/>
      <text:p text:style-name="P25"><text:text-input text:description="">{% if auteur_identifie %}</text:text-input></text:p>
      <text:p text:style-name="P25"><text:span text:style-name="T24">L</text:span>’auteur présumé des faits est : <text:span text:style-name="T9">Remplir ici le nom et l’identité de l’auteur. </text:span></text:p>
      <text:p text:style-name="P37"><text:text-input text:description="">{% endif %}</text:text-input></text:p>
      <text:p text:style-name="P31"/>
      <text:p text:style-name="P38"><text:text-input text:description="">{% if precisions_indices %}</text:text-input></text:p>
      <text:p text:style-name="P39">Les précisions sui<text:span text:style-name="T23">v</text:span>antes ont été apportées :</text:p>
      <text:p text:style-name="P40"><text:span text:style-name="T3">(NB : </text:span><text:span text:style-name="T9">P</text:span><text:span text:style-name="T3">ensez à reformuler les observations pour qu’elles s’intègrent convenablement dans le rapport.)</text:span></text:p>
      <text:p text:style-name="P38"><text:text-input text:description="">{{ precisions_indices }}</text:text-input></text:p>
      <text:p text:style-name="P38"><text:text-input text:description="">{% endif %}</text:text-input></text:p>
      <text:h text:style-name="P41" text:outline-level="2"><text:soft-page-break/>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6">PRÉJUDICE</text:p>
          </table:table-cell>
        </table:table-row>
      </table:table>
      <text:h text:style-name="P42" text:outline-level="2"/>
      <text:p text:style-name="P7"/>
      <text:p text:style-name="P7"><text:text-input text:description="">{% if arrete_municipal_existe %}</text:text-input></text:p>
      <text:p text:style-name="P7">La commune de <text:text-input text:description="">{{ commune }}</text:text-input><text:s/>dispose d’un arr<text:span text:style-name="T6">êté ou d’une délibération municipale encadrant les dépôts sauvages de déchets et fixant le montant du forfait d’enlèvement à </text:span><text:span text:style-name="T26"><text:text-input text:description="">{{ montant_forfait_enlevement }}</text:text-input></text:span><text:span text:style-name="T26"><text:s/></text:span><text:span text:style-name="T27">€</text:span><text:span text:style-name="T6">.</text:span></text:p>
      <text:p text:style-name="P40"><text:span text:style-name="T3">(NB : </text:span><text:span text:style-name="T28">Pensez à ajouter la référence de l’arr</text:span><text:span text:style-name="T29">êté ou de la délibération municipale</text:span><text:span text:style-name="T3">.)</text:span></text:p>
      <text:p text:style-name="P37"><text:text-input text:description="">{% endif %}</text:text-input></text:p>
      <text:p text:style-name="P43"/>
      <text:p text:style-name="P44"><text:text-input text:description="">{% if prejudice_montant_connu %}</text:text-input></text:p>
      <text:p text:style-name="P45"><text:span text:style-name="T6">Le préjudice </text:span><text:span text:style-name="T30">financier</text:span><text:span text:style-name="T6"> pour la commune est estimé à </text:span><text:span text:style-name="T6"><text:text-input text:description="">{{ prejudice_montant }}</text:text-input></text:span><text:span text:style-name="T6">€. </text:span></text:p>
      <text:p text:style-name="P46">Cela correspond à :</text:p>
      <text:p text:style-name="P47">Indiquer ici les détails du montant indiqué et joindre les justificatifs.</text:p>
      <text:p text:style-name="P48"><text:text-input text:description="">{% endif %}</text:text-input></text:p>
      <text:p text:style-name="P48"/>
      <text:p text:style-name="P49"><text:text-input text:description="">{% if not prejudice_montant_connu %}</text:text-input></text:p>
      <text:p text:style-name="P50">Une estimation du montant du préjudice a été établie.</text:p>
      <text:p text:style-name="P50"/>
      <text:list text:style-name="L2">
        <text:list-item>
          <text:p text:style-name="P51">Nombre de personnes mobilisées : <text:text-input text:description="">{{ prejudice_nombre_personnes }}</text:text-input></text:p>
        </text:list-item>
        <text:list-item>
          <text:p text:style-name="P52">Nombre d’heures mobilisé<text:span text:style-name="T7">e</text:span>s : <text:text-input text:description="">{{ prejudice_nombre_heures }}</text:text-input></text:p>
        </text:list-item>
        <text:list-item>
          <text:p text:style-name="P52">Nombre de véhicules mobilisés : <text:text-input text:description="">{{ prejudice_nombre_vehicules }}</text:text-input></text:p>
        </text:list-item>
        <text:list-item>
          <text:p text:style-name="P52">Kilométrage <text:span text:style-name="T31">parcouru par véhicule </text:span>: <text:text-input text:description="">{{ prejudice_kilometrage }}</text:text-input></text:p>
        </text:list-item>
        <text:list-item>
          <text:p text:style-name="P52">Autres <text:span text:style-name="T2">coûts </text:span>: <text:text-input text:description="">{{ prejudice_autres_couts }}</text:text-input></text:p>
        </text:list-item>
      </text:list>
      <text:p text:style-name="P53"/>
      <text:p text:style-name="P54"><text:span text:style-name="T32">Précisions </text:span><text:span text:style-name="T6">: </text:span><text:span text:style-name="T33">Indiquer </text:span><text:span text:style-name="T34">d</text:span><text:span text:style-name="T33">es détails </text:span><text:span text:style-name="T34">si un</text:span><text:span text:style-name="T33"> montant </text:span><text:span text:style-name="T34">est </text:span><text:span text:style-name="T33">indiqué </text:span><text:span text:style-name="T34">dans les autres coûts.</text:span></text:p>
      <text:p text:style-name="P55"/>
      <text:p text:style-name="P56">En considérant <text:span text:style-name="T35">les esti</text:span><text:span text:style-name="T2">m</text:span><text:span text:style-name="T35">ations suivantes </text:span>: </text:p>
      <text:list text:style-name="L3">
        <text:list-item>
          <text:p text:style-name="P57"><text:span text:style-name="T35">T</text:span>aux horaire <text:span text:style-name="T35">par </text:span>agent : 18,03€/h</text:p>
        </text:list-item>
        <text:list-item>
          <text:p text:style-name="P57"><text:span text:style-name="T35">C</text:span><text:span text:style-name="T31">oût d’u</text:span>sage <text:span text:style-name="T35">par</text:span><text:span text:style-name="T31"> </text:span>véhicule : 1,30€/km</text:p>
        </text:list-item>
      </text:list>
      <text:p text:style-name="P58">NB : vous pouvez modifier ces estimations<text:span text:style-name="T18"> pour s’adapter aux spécificités de votre commune.</text:span></text:p>
      <text:p text:style-name="P59"/>
      <text:p text:style-name="P60"><text:span text:style-name="T36">Le </text:span><text:span text:style-name="T37">préjudice </text:span><text:span text:style-name="T38">financier pour la commune </text:span><text:span text:style-name="T36">est </text:span><text:span text:style-name="T38">estimé à</text:span><text:span text:style-name="T31"> </text:span><text:span text:style-name="T31"><text:text-input text:description="">{{ prejudice_montant_calcule }}</text:text-input></text:span><text:span text:style-name="T39">€</text:span></text:p>
      <text:p text:style-name="P60"/>
      <text:p text:style-name="P61"><text:text-input text:description="">{% endif %}</text:text-input></text:p>
      <text:p text:style-name="P61"><text:soft-page-break/></text:p>
      <text:p text:style-name="P62"><text:text-input text:description="">{% if souhaite_porter_plainte %}</text:text-input><text:text-input text:description=""/></text:p>
      <text:p text:style-name="P7"><text:span text:style-name="T6">Une plainte au nom de la commune de </text:span><text:span text:style-name="T6"><text:text-input text:description="">{{ commune }}</text:text-input></text:span><text:span text:style-name="T6"><text:s/></text:span><text:span text:style-name="T40">s</text:span><text:span text:style-name="T6">era déposée pour les faits constatés.</text:span></text:p>
      <text:p text:style-name="P62"><text:span text:style-name="T6"><text:text-input text:description="">{% endif %}</text:text-input></text:span><text:span text:style-name="T6"><text:text-input text:description=""/></text:span></text:p>
      <text:p text:style-name="P7"/>
      <text:p text:style-name="P63"><text:span text:style-name="T6"/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6">DESTINATAIRES</text:p>
          </table:table-cell>
        </table:table-row>
      </table:table>
      <text:h text:style-name="P42" text:outline-level="2"><text:span text:style-name="T41"/></text:h>
      <text:p text:style-name="P64">- <text:span text:style-name="T42">B</text:span><text:span text:style-name="T43">rigade </text:span><text:span text:style-name="T42">de</text:span><text:span text:style-name="T43"> </text:span><text:span text:style-name="T3">[</text:span><text:span text:style-name="T44">B</text:span><text:span text:style-name="T3">rigade </text:span><text:span text:style-name="T44">à compléter</text:span><text:span text:style-name="T3">] </text:span>;</text:p>
      <text:p text:style-name="P64">- <text:span text:style-name="T42">S</text:span>ous-préfecture de l’arrondissement de <text:span text:style-name="T3">[</text:span><text:span text:style-name="T44">s</text:span><text:span text:style-name="T3">ous-pr</text:span><text:span text:style-name="T44">éfecture à compléter</text:span><text:span text:style-name="T3">] </text:span>;</text:p>
      <text:p text:style-name="P65">- <text:span text:style-name="T42">P</text:span>rocureur de la République près le tribunal judiciaire de <text:span text:style-name="T3">[</text:span><text:span text:style-name="T44">t</text:span><text:span text:style-name="T3">ribunal </text:span><text:span text:style-name="T44">à compléter</text:span><text:span text:style-name="T3">] </text:span>;</text:p>
      <text:p text:style-name="P64">- <text:span text:style-name="T42">D</text:span>irection départementale des territoires de <text:span text:style-name="T3">[département </text:span><text:span text:style-name="T44">à compléter</text:span><text:span text:style-name="T3">]</text:span><text:span text:style-name="T45"> ;</text:span></text:p>
      <text:p text:style-name="P64">- <text:span text:style-name="T42">Archives de la commune.</text:span></text:p>
      <text:p text:style-name="P64"/>
      <text:p text:style-name="P66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67"><text:span text:style-name="T42">Rapport f</text:span>ait et clos</text:p>
            <text:p text:style-name="P68">à <text:span text:style-name="T46"><text:text-input text:description="">{{ commune }}</text:text-input></text:span><text:span text:style-name="T46"><text:s/>le </text:span><text:span text:style-name="T46"><text:text-input text:description="">{{ today }}</text:text-input></text:span></text:p>
            <text:p text:style-name="P68"><text:span text:style-name="T42">par</text:span> <text:span text:style-name="T47">NOM Prénom</text:span></text:p>
            <text:p text:style-name="P68"><text:span text:style-name="T47"/></text:p>
            <text:p text:style-name="P69"><text:span text:style-name="T3">SIGNATURE / </text:span><text:span text:style-name="T48">TAMPON</text:span></text:p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arianne" svg:font-family="Marianne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fo:hyphenation-keep="auto" loext:hyphenation-keep-type="column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1" fo:font-family="'Liberation Serif'" style:font-family-generic="swiss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style:parent-style-name="Standard" style:class="text">
      <style:paragraph-properties fo:margin-left="2.4583in" fo:margin-right="0in" fo:text-indent="0.4917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style:writing-mode="lr-tb"/>
      <style:text-properties fo:font-style="italic" fo:background-color="#ffff00" style:font-style-asian="italic" style:font-style-complex="italic"/>
    </style:style>
    <style:style style:name="MP2" style:family="paragraph" style:parent-style-name="Footer">
      <style:paragraph-properties fo:text-align="center" style:justify-single-word="false" style:writing-mode="lr-tb"/>
      <style:text-properties fo:font-style="italic" officeooo:paragraph-rsid="0005759c" fo:background-color="#ffff00" style:font-style-asian="italic" style:font-style-complex="italic"/>
    </style:style>
    <style:style style:name="MT1" style:family="text">
      <style:text-properties officeooo:rsid="0002530b"/>
    </style:style>
    <style:style style:name="MT2" style:family="text">
      <style:text-properties officeooo:rsid="007fd3f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JOUTER L</text:span><text:span text:style-name="MT2">E LOGO DE </text:span>LA COMMUNE <text:span text:style-name="MT1">ICI</text:span></text:p>
      </style:header>
      <style:footer>
        <text:p text:style-name="MP2"><text:span text:style-name="MT1">AJOUTER </text:span><text:span text:style-name="MT2">LE LOGO</text:span> DE LA COMMUN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11-21T10:18:03</meta:creation-date>
    <dc:language>fr-FR</dc:language>
    <dc:date>2025-06-24T06:37:53.475007953</dc:date>
    <meta:editing-cycles>192</meta:editing-cycles>
    <meta:editing-duration>P1DT13H3M32S</meta:editing-duration>
    <meta:generator>LibreOffice/25.2.3.2$Linux_X86_64 LibreOffice_project/520$Build-2</meta:generator>
    <meta:document-statistic meta:table-count="4" meta:image-count="0" meta:object-count="0" meta:page-count="4" meta:paragraph-count="95" meta:word-count="771" meta:character-count="3990" meta:non-whitespace-character-count="3448"/>
    <meta:user-defined meta:name="AppVersion">15.0000</meta:user-defined>
  </office:meta>
</office:document-meta>
</file>